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C0000031AE51E183657CF6BDF.png" manifest:media-type="image/png"/>
  <manifest:file-entry manifest:full-path="Pictures/100000000000030D000002BF8A0A754E54EA46DC.png" manifest:media-type="image/png"/>
  <manifest:file-entry manifest:full-path="Pictures/10000000000004CB0000021C23657D84C86A027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b2e9" officeooo:paragraph-rsid="000eb2e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jercicio 5.5 </text:p>
      <text:p text:style-name="P1"/>
      <text:p text:style-name="Standard"><draw:frame draw:style-name="fr2" draw:name="Imagen1" text:anchor-type="char" svg:width="17cm" svg:height="15.408cm" draw:z-index="0"><draw:image xlink:href="Pictures/100000000000036C0000031AE51E183657CF6BD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Ejercicio 5.6</text:p>
      <text:p text:style-name="P1"/>
      <text:p text:style-name="P1"><draw:frame draw:style-name="fr1" draw:name="Imagen2" text:anchor-type="as-char" svg:width="17cm" svg:height="15.302cm" draw:z-index="1"><draw:image xlink:href="Pictures/100000000000030D000002BF8A0A754E54EA46DC.png" xlink:type="simple" xlink:show="embed" xlink:actuate="onLoad" draw:mime-type="image/png"/></draw:frame></text:p>
      <text:p text:style-name="P1"/>
      <text:p text:style-name="P1">Ejercicio 5.7</text:p>
      <text:p text:style-name="P1"><draw:frame draw:style-name="fr1" draw:name="Imagen3" text:anchor-type="as-char" svg:width="17cm" svg:height="7.481cm" draw:z-index="2"><draw:image xlink:href="Pictures/10000000000004CB0000021C23657D84C86A02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08T20:52:31.120000000</meta:creation-date>
    <dc:date>2024-05-08T20:55:04.431000000</dc:date>
    <meta:editing-duration>PT2M34S</meta:editing-duration>
    <meta:editing-cycles>1</meta:editing-cycles>
    <meta:document-statistic meta:table-count="0" meta:image-count="3" meta:object-count="0" meta:page-count="2" meta:paragraph-count="5" meta:word-count="6" meta:character-count="40" meta:non-whitespace-character-count="36"/>
    <meta:generator>LibreOffice/7.1.2.2$Windows_X86_64 LibreOffice_project/8a45595d069ef5570103caea1b71cc9d82b2aae4</meta:generator>
  </office:meta>
</office:document-meta>
</file>